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2a6099"/>
    </style:style>
    <style:style style:name="P3" style:family="paragraph">
      <loext:graphic-properties draw:fill="none" draw:fill-color="#ffffff"/>
      <style:text-properties fo:color="#2a6099" fo:font-size="72pt" style:font-size-asian="72pt" style:font-size-complex="72pt"/>
    </style:style>
    <style:style style:name="P4" style:family="paragraph">
      <style:text-properties fo:color="#ff0000" fo:font-size="72pt"/>
    </style:style>
    <style:style style:name="P5" style:family="paragraph">
      <loext:graphic-properties draw:fill="none" draw:fill-color="#ffffff"/>
      <style:text-properties fo:color="#ff0000" fo:font-size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42cm" svg:height="5.697cm" svg:x="1.454cm" svg:y="6.0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5.192cm" svg:height="3.088cm" svg:x="3.029cm" svg:y="3.667cm">
          <draw:text-box>
            <text:p text:style-name="P2"><text:span text:style-name="T1">Round Using</text:span></text:p>
          </draw:text-box>
        </draw:frame>
        <draw:frame draw:style-name="gr2" draw:text-style-name="P5" draw:layer="layout" svg:width="6.149cm" svg:height="3.088cm" svg:x="7.551cm" svg:y="11.501cm">
          <draw:text-box>
            <text:p text:style-name="P4">Err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6:49:03.279605410</meta:creation-date>
    <dc:date>2022-03-27T20:20:51.563531238</dc:date>
    <meta:editing-duration>PT9M4S</meta:editing-duration>
    <meta:editing-cycles>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n>1.35701</mn>
              <mo stretchy="false">±</mo>
              <mn>0.023</mn>
            </mrow>
            <mo stretchy="false">⇒</mo>
          </mrow>
        </mtd>
      </mtr>
      <mtr>
        <mtd>
          <mrow>
            <mn>1.357</mn>
            <mo stretchy="false">±</mo>
            <mn>0.023</mn>
          </mrow>
        </mtd>
      </mtr>
    </mtable>
    <annotation encoding="StarMath 5.0">1.35701 +- 0.023 drarrow newline 1.357 +- 0.023</annotation>
  </semantics>
</math>
</file>